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2311" officeooo:paragraph-rsid="001123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dio.h&gt;</text:p>
      <text:p text:style-name="P1">#define MAX 20</text:p>
      <text:p text:style-name="P1">#include&lt;string.h&gt;</text:p>
      <text:p text:style-name="P1"><text:s text:c="5"/></text:p>
      <text:p text:style-name="P1">char stack[MAX]; <text:s text:c="4"/></text:p>
      <text:p text:style-name="P1">int top = -1; <text:s text:c="11"/></text:p>
      <text:p text:style-name="P1">int i;</text:p>
      <text:p text:style-name="P1">char x='A';</text:p>
      <text:p text:style-name="P1">int op1,op2;</text:p>
      <text:p text:style-name="P1"></text:p>
      <text:p text:style-name="P1"></text:p>
      <text:p text:style-name="P1">int isempty() {</text:p>
      <text:p text:style-name="P1"></text:p>
      <text:p text:style-name="P1"><text:s text:c="3"/>if(top == -1)</text:p>
      <text:p text:style-name="P1"><text:s text:c="6"/>return 1;</text:p>
      <text:p text:style-name="P1"><text:s text:c="3"/>else</text:p>
      <text:p text:style-name="P1"><text:s text:c="6"/>return 0;</text:p>
      <text:p text:style-name="P1">}</text:p>
      <text:p text:style-name="P1"><text:s text:c="3"/></text:p>
      <text:p text:style-name="P1">int isfull() {</text:p>
      <text:p text:style-name="P1"></text:p>
      <text:p text:style-name="P1"><text:s text:c="3"/>if(top == MAX)</text:p>
      <text:p text:style-name="P1"><text:s text:c="6"/>return 1;</text:p>
      <text:p text:style-name="P1"><text:s text:c="3"/>else</text:p>
      <text:p text:style-name="P1"><text:s text:c="6"/>return 0;</text:p>
      <text:p text:style-name="P1">}</text:p>
      <text:p text:style-name="P1"></text:p>
      <text:p text:style-name="P1">int peek() {</text:p>
      <text:p text:style-name="P1"><text:s text:c="3"/>return stack[top];</text:p>
      <text:p text:style-name="P1">}</text:p>
      <text:p text:style-name="P1"></text:p>
      <text:p text:style-name="P1">char pop() {</text:p>
      <text:p text:style-name="P1"><text:s text:c="3"/>char data;</text:p>
      <text:p text:style-name="P1"><text:tab/></text:p>
      <text:p text:style-name="P1"><text:s text:c="3"/>if(!isempty()) {</text:p>
      <text:p text:style-name="P1"><text:s text:c="6"/>data = stack[top];</text:p>
      <text:p text:style-name="P1"><text:s text:c="6"/>top = top - 1; <text:s text:c="2"/></text:p>
      <text:p text:style-name="P1"><text:s text:c="6"/>return data;</text:p>
      <text:p text:style-name="P1"><text:s text:c="3"/>} else {</text:p>
      <text:p text:style-name="P1"><text:s text:c="6"/>printf("Could not retrieve data, Stack is empty.\n");</text:p>
      <text:p text:style-name="P1"><text:s text:c="3"/>}</text:p>
      <text:p text:style-name="P1">}</text:p>
      <text:p text:style-name="P1"></text:p>
      <text:p text:style-name="P1">int push(char data) {</text:p>
      <text:p text:style-name="P1"></text:p>
      <text:p text:style-name="P1"><text:s text:c="3"/>if(!isfull()) {</text:p>
      <text:p text:style-name="P1"><text:s text:c="6"/>top = top + 1; <text:s text:c="2"/></text:p>
      <text:p text:style-name="P1"><text:s text:c="6"/>stack[top] = data;</text:p>
      <text:p text:style-name="P1"><text:s text:c="3"/>} else {</text:p>
      <text:p text:style-name="P1"><text:s text:c="6"/>printf("Could not insert data, Stack is full.\n");</text:p>
      <text:p text:style-name="P1"><text:s text:c="3"/>}</text:p>
      <text:p text:style-name="P1">}</text:p>
      <text:p text:style-name="P1"><text:soft-page-break/></text:p>
      <text:p text:style-name="P1">void main(){</text:p>
      <text:p text:style-name="P1"><text:s/><text:tab/>char arr[MAX];</text:p>
      <text:p text:style-name="P1"><text:tab/>printf("Enter the postfix expression:");</text:p>
      <text:p text:style-name="P1"><text:s text:c="4"/>scanf("%s",arr); </text:p>
      <text:p text:style-name="P1"><text:s text:c="4"/>printf("\n-----------------------------------------------------\n");</text:p>
      <text:p text:style-name="P1"><text:s text:c="4"/>printf("\noperator\top1\t\top2\t\tresult");</text:p>
      <text:p text:style-name="P1"><text:s text:c="4"/></text:p>
      <text:p text:style-name="P1"><text:s text:c="6"/>for(i&lt;0;i&lt;strlen(arr);i++){</text:p>
      <text:p text:style-name="P1"><text:s text:c="9"/>if(!(arr[i]=='*'||arr[i]=='/'||arr[i]=='+'||arr[i]=='-')){</text:p>
      <text:p text:style-name="P1"><text:tab/><text:tab/><text:tab/><text:tab/>push(arr[i]); <text:s text:c="8"/></text:p>
      <text:p text:style-name="P1"><text:s text:c="9"/>}</text:p>
      <text:p text:style-name="P1"><text:s text:c="9"/>else{</text:p>
      <text:p text:style-name="P1"><text:tab/><text:tab/><text:tab/><text:tab/>op2=pop();</text:p>
      <text:p text:style-name="P1"><text:s text:c="13"/><text:tab/>op1=pop();</text:p>
      <text:p text:style-name="P1"><text:tab/><text:tab/><text:tab/><text:tab/>printf("\n %c",arr[i]);</text:p>
      <text:p text:style-name="P1"><text:tab/><text:tab/><text:tab/><text:tab/>printf("\t\t %c",op1);</text:p>
      <text:p text:style-name="P1"><text:tab/><text:tab/><text:tab/><text:tab/>printf("\t\t %c",op2);</text:p>
      <text:p text:style-name="P1"><text:s text:c="13"/><text:tab/>push(x);</text:p>
      <text:p text:style-name="P1"><text:s text:c="13"/><text:tab/>printf("\t\t%c", x++); <text:s/></text:p>
      <text:p text:style-name="P1"><text:s text:c="9"/>} <text:s text:c="2"/></text:p>
      <text:p text:style-name="P1"><text:s text:c="6"/>}</text:p>
      <text:p text:style-name="P1"><text:tab/>printf("\n-----------------------------------------------------\n");</text:p>
      <text:p text:style-name="P1"><text:tab/>printf("\n");</text:p>
      <text:p text:style-name="P1">}</text:p>
      <text:p text:style-name="P1"></text:p>
      <text:p text:style-name="P1">/*</text:p>
      <text:p text:style-name="P1">OUTPUT</text:p>
      <text:p text:style-name="P1">students@celab6-19:~$ gcc quad.c</text:p>
      <text:p text:style-name="P1">students@celab6-19:~$ ./a.out</text:p>
      <text:p text:style-name="P1">Enter the postfix expression:</text:p>
      <text:p text:style-name="P1">abc*d/+e-</text:p>
      <text:p text:style-name="P1"></text:p>
      <text:p text:style-name="P1">----------------------------------------------------------------</text:p>
      <text:p text:style-name="P1"></text:p>
      <text:p text:style-name="P1">operator<text:tab/>op1<text:tab/><text:tab/>op2<text:tab/><text:tab/>result</text:p>
      <text:p text:style-name="P1"><text:s/>*<text:tab/><text:tab/> b<text:tab/><text:tab/> c<text:tab/><text:tab/>A</text:p>
      <text:p text:style-name="P1"><text:s/>/<text:tab/><text:tab/> A<text:tab/><text:tab/> d<text:tab/><text:tab/>B</text:p>
      <text:p text:style-name="P1"><text:s/>+<text:tab/><text:tab/> a<text:tab/><text:tab/> B<text:tab/><text:tab/>C</text:p>
      <text:p text:style-name="P1"><text:s/>-<text:tab/><text:tab/> C<text:tab/><text:tab/> e<text:tab/><text:tab/>D</text:p>
      <text:p text:style-name="P1">-----------------------------------------------------------------</text:p>
      <text:p text:style-name="P1"></text:p>
      <text:p text:style-name="P1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58:02.197903568</meta:creation-date>
    <dc:date>2018-04-02T15:59:12.857096184</dc:date>
    <meta:editing-duration>P0D</meta:editing-duration>
    <meta:editing-cycles>1</meta:editing-cycles>
    <meta:document-statistic meta:table-count="0" meta:image-count="0" meta:object-count="0" meta:page-count="2" meta:paragraph-count="95" meta:word-count="171" meta:character-count="1701" meta:non-whitespace-character-count="1209"/>
    <meta:generator>LibreOffice/4.2.3.3$Linux_X86_64 LibreOffice_project/420m0$Build-3</meta:generator>
  </office:meta>
</office:document-meta>
</file>